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1e93" officeooo:paragraph-rsid="00041e93"/>
    </style:style>
    <style:style style:name="P2" style:family="paragraph" style:parent-style-name="Text_20_body">
      <style:text-properties officeooo:rsid="00041e93" officeooo:paragraph-rsid="00041e93"/>
    </style:style>
    <style:style style:name="P3" style:family="paragraph" style:parent-style-name="Standard">
      <style:text-properties officeooo:rsid="00050aab" officeooo:paragraph-rsid="00050aab"/>
    </style:style>
    <style:style style:name="P4" style:family="paragraph" style:parent-style-name="Text_20_body">
      <style:text-properties officeooo:rsid="00050aab" officeooo:paragraph-rsid="00050aab"/>
    </style:style>
    <style:style style:name="P5" style:family="paragraph" style:parent-style-name="Standard">
      <style:text-properties officeooo:rsid="00050c6a" officeooo:paragraph-rsid="00050c6a"/>
    </style:style>
    <style:style style:name="P6" style:family="paragraph" style:parent-style-name="Standard">
      <style:text-properties officeooo:rsid="00056306" officeooo:paragraph-rsid="00056306"/>
    </style:style>
    <style:style style:name="P7" style:family="paragraph" style:parent-style-name="Standard">
      <style:text-properties officeooo:rsid="00056306" officeooo:paragraph-rsid="00086ac1"/>
    </style:style>
    <style:style style:name="P8" style:family="paragraph" style:parent-style-name="Standard">
      <style:text-properties fo:font-weight="bold" officeooo:rsid="00050aab" officeooo:paragraph-rsid="00050aab" style:font-weight-asian="bold" style:font-weight-complex="bold"/>
    </style:style>
    <style:style style:name="P9" style:family="paragraph" style:parent-style-name="Standard">
      <style:text-properties fo:font-weight="bold" officeooo:rsid="00050c6a" officeooo:paragraph-rsid="00050c6a" style:font-weight-asian="bold" style:font-weight-complex="bold"/>
    </style:style>
    <style:style style:name="P10" style:family="paragraph" style:parent-style-name="Text_20_body">
      <style:text-properties officeooo:rsid="000a57ff" officeooo:paragraph-rsid="000a57ff"/>
    </style:style>
    <style:style style:name="P11" style:family="paragraph" style:parent-style-name="Text_20_body">
      <style:text-properties officeooo:rsid="000bf6f7" officeooo:paragraph-rsid="000bf6f7"/>
    </style:style>
    <style:style style:name="P12" style:family="paragraph" style:parent-style-name="Text_20_body">
      <style:text-properties officeooo:rsid="000db63d" officeooo:paragraph-rsid="000db63d"/>
    </style:style>
    <style:style style:name="P13" style:family="paragraph" style:parent-style-name="Standard" style:list-style-name="L1">
      <style:text-properties officeooo:rsid="00050aab" officeooo:paragraph-rsid="00050aab"/>
    </style:style>
    <style:style style:name="P14" style:family="paragraph" style:parent-style-name="Standard" style:list-style-name="L1">
      <style:text-properties officeooo:rsid="00050c6a" officeooo:paragraph-rsid="00050c6a"/>
    </style:style>
    <style:style style:name="P15" style:family="paragraph" style:parent-style-name="Standard" style:list-style-name="L2">
      <style:text-properties fo:font-weight="bold" officeooo:rsid="00092645" officeooo:paragraph-rsid="00092645" style:font-weight-asian="bold" style:font-weight-complex="bold"/>
    </style:style>
    <style:style style:name="P16" style:family="paragraph" style:parent-style-name="Standard" style:list-style-name="L5">
      <style:text-properties fo:font-weight="bold" officeooo:rsid="0009a930" officeooo:paragraph-rsid="0009a930" style:font-weight-asian="bold" style:font-weight-complex="bold"/>
    </style:style>
    <style:style style:name="P17" style:family="paragraph" style:parent-style-name="Standard" style:list-style-name="L2">
      <style:text-properties officeooo:rsid="00086ac1" officeooo:paragraph-rsid="00086ac1"/>
    </style:style>
    <style:style style:name="P18" style:family="paragraph" style:parent-style-name="Standard" style:list-style-name="L2">
      <style:text-properties fo:font-weight="normal" officeooo:rsid="00092645" officeooo:paragraph-rsid="00092645" style:font-weight-asian="normal" style:font-weight-complex="normal"/>
    </style:style>
    <style:style style:name="P19" style:family="paragraph" style:parent-style-name="Standard" style:list-style-name="L5">
      <style:text-properties fo:font-weight="normal" officeooo:rsid="00092645" officeooo:paragraph-rsid="0009a930" style:font-weight-asian="normal" style:font-weight-complex="normal"/>
    </style:style>
    <style:style style:name="P20" style:family="paragraph" style:parent-style-name="Standard" style:list-style-name="L5">
      <style:text-properties fo:font-weight="normal" officeooo:rsid="0009a930" officeooo:paragraph-rsid="0009a930" style:font-weight-asian="normal" style:font-weight-complex="normal"/>
    </style:style>
    <style:style style:name="P21" style:family="paragraph" style:parent-style-name="Standard" style:list-style-name="L3">
      <style:text-properties officeooo:rsid="0009b1ca" officeooo:paragraph-rsid="0009b1ca"/>
    </style:style>
    <style:style style:name="P22" style:family="paragraph" style:parent-style-name="Standard" style:list-style-name="L4">
      <style:text-properties officeooo:rsid="0009a930" officeooo:paragraph-rsid="0009a930"/>
    </style:style>
    <style:style style:name="P23" style:family="paragraph" style:parent-style-name="Standard" style:list-style-name="L4">
      <style:text-properties officeooo:rsid="000ef144" officeooo:paragraph-rsid="0010516c"/>
    </style:style>
    <style:style style:name="P24" style:family="paragraph" style:parent-style-name="Text_20_body" style:list-style-name="L6">
      <style:text-properties fo:font-weight="bold" officeooo:rsid="000a57ff" officeooo:paragraph-rsid="000a57ff" style:font-weight-asian="bold" style:font-weight-complex="bold"/>
    </style:style>
    <style:style style:name="P25" style:family="paragraph" style:parent-style-name="Text_20_body" style:list-style-name="L6">
      <style:text-properties officeooo:rsid="000a57ff" officeooo:paragraph-rsid="000a57ff"/>
    </style:style>
    <style:style style:name="P26" style:family="paragraph" style:parent-style-name="Text_20_body" style:list-style-name="L7">
      <style:text-properties officeooo:rsid="000a57ff" officeooo:paragraph-rsid="000a57ff"/>
    </style:style>
    <style:style style:name="P27" style:family="paragraph" style:parent-style-name="Text_20_body" style:list-style-name="L7">
      <style:text-properties officeooo:rsid="000bf6f7" officeooo:paragraph-rsid="000bf6f7"/>
    </style:style>
    <style:style style:name="P28" style:family="paragraph" style:parent-style-name="Text_20_body">
      <style:text-properties style:text-underline-style="none" officeooo:rsid="000db63d" officeooo:paragraph-rsid="000db63d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-color="#000000"/>
      <style:paragraph-properties fo:text-align="center"/>
    </style:style>
    <style:style style:name="P31" style:family="paragraph">
      <loext:graphic-properties draw:fill-color="#000000"/>
    </style:style>
    <style:style style:name="P32" style:family="paragraph">
      <style:paragraph-properties fo:text-align="center"/>
    </style:style>
    <style:style style:name="P33" style:family="paragraph">
      <loext:graphic-properties draw:fill-color="#afd095"/>
      <style:paragraph-properties fo:text-align="center" style:writing-mode="lr-tb"/>
    </style:style>
    <style:style style:name="P34" style:family="paragraph">
      <loext:graphic-properties draw:fill-color="#afd095"/>
      <style:paragraph-properties style:writing-mode="lr-tb"/>
    </style:style>
    <style:style style:name="T1" style:family="text">
      <style:text-properties officeooo:rsid="00050aab"/>
    </style:style>
    <style:style style:name="T2" style:family="text">
      <style:text-properties officeooo:rsid="00086ac1"/>
    </style:style>
    <style:style style:name="T3" style:family="text">
      <style:text-properties officeooo:rsid="0009264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9a930"/>
    </style:style>
    <style:style style:name="T6" style:family="text">
      <style:text-properties officeooo:rsid="000a57ff"/>
    </style:style>
    <style:style style:name="T7" style:family="text">
      <style:text-properties officeooo:rsid="000bf6f7"/>
    </style:style>
    <style:style style:name="T8" style:family="text">
      <style:text-properties style:text-underline-style="none"/>
    </style:style>
    <style:style style:name="T9" style:family="text">
      <style:text-properties officeooo:rsid="000c4424"/>
    </style:style>
    <style:style style:name="T10" style:family="text">
      <style:text-properties officeooo:rsid="0010516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9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000000" draw:textarea-horizontal-align="justify" draw:textarea-vertical-align="middle" draw:auto-grow-height="false" fo:min-height="1.448cm" fo:min-width="0.22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afd095" draw:textarea-horizontal-align="justify" draw:textarea-vertical-align="middle" draw:auto-grow-height="false" fo:min-height="1.588cm" fo:min-width="2.94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000000" draw:textarea-horizontal-align="justify" draw:textarea-vertical-align="middle" draw:auto-grow-height="false" fo:min-height="0.164cm" fo:min-width="1.4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000000" draw:textarea-horizontal-align="justify" draw:textarea-vertical-align="middle" draw:auto-grow-height="false" fo:min-height="0.173cm" fo:min-width="1.51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OCUMENTO DE DISEÑO : <text:span text:style-name="T1">Programación Orientada a Objetos</text:span></text:h>
      <text:p text:style-name="P1"/>
      <text:h text:style-name="Heading_20_2" text:outline-level="2">Descripción General</text:h>
      <text:p text:style-name="P2">Este proyecto tendrá como propósito general el aplicar las prácticas o bondades que nos brinda la Programación Orientada a Objectos (OOP). También aprovecharé a utilizar el proyecto para llevar a la práctica algunas pequeñas ideas como trabajar con las luces y entorno como cambios en el escenario.</text:p>
      <text:p text:style-name="P4">Será del tipo Arcade ya que debe ser un proyecto corto y con poca complejidad. Sin embargo tendremos distintos tipos de iluminación, bonus para permitir que el jugador pueda ser inmune a los enemigos, elección de nivel, etc. <text:span text:style-name="T5">El jugardor será una célula.</text:span></text:p>
      <text:p text:style-name="P1"/>
      <text:h text:style-name="Heading_20_2" text:outline-level="2"><text:span text:style-name="T6">Cómo se implementarán los pilares de la OOP</text:span>:</text:h>
      <text:p text:style-name="P3"/>
      <text:p text:style-name="P8">Control de Versiones:</text:p>
      <text:list text:style-name="L1">
        <text:list-item>
          <text:p text:style-name="P13">Crear repo con un commit inicial.</text:p>
        </text:list-item>
        <text:list-item>
          <text:p text:style-name="P14">Crear un rama Develop</text:p>
        </text:list-item>
        <text:list-item>
          <text:p text:style-name="P14">Fusionar las ramas</text:p>
        </text:list-item>
      </text:list>
      <text:p text:style-name="P5"/>
      <text:p text:style-name="P7"><text:span text:style-name="T4">Herencia:</text:span> <text:span text:style-name="T2">Para llevar a cabo esta tarea haré que los enemigos sean distintos tipos de virus con sus particularidades </text:span><text:span text:style-name="T3">de ataque. Por otro lado crearé PowerUps de</text:span><text:span text:style-name="T2"> distintos tipos de medicina.</text:span></text:p>
      <text:list text:style-name="L2">
        <text:list-item>
          <text:p text:style-name="P15">VIRUS:</text:p>
        </text:list-item>
        <text:list-item>
          <text:p text:style-name="P17">Virus de bacterias: daño menor / <text:s/>tiempo de infección rápida / <text:span text:style-name="T3">color azul</text:span>.</text:p>
        </text:list-item>
        <text:list-item>
          <text:p text:style-name="P17">Virus de arquea: daño mayor / tiempo de infección media / <text:span text:style-name="T3">color rojo</text:span>.</text:p>
        </text:list-item>
        <text:list-item>
          <text:p text:style-name="P17">Virus de protista: daño medio / tiempo de infección lenta / <text:span text:style-name="T3">color verde.</text:span></text:p>
        </text:list-item>
        <text:list-item>
          <text:p text:style-name="P17">Virus de hongos: <text:span text:style-name="T3">daño variable en un rango bajo o nulo / tiempo de infección rápida</text:span> / <text:span text:style-name="T3">color fucsia.</text:span></text:p>
        </text:list-item>
        <text:list-item>
          <text:p text:style-name="P15">MEDICINAS:</text:p>
        </text:list-item>
        <text:list-item>
          <text:p text:style-name="P18">Aminoglucósidos: Reparan el daño de los virus de bacterias.</text:p>
        </text:list-item>
        <text:list-item>
          <text:p text:style-name="P18">Betalactámicos: Reparan el daño del virus de arquea.</text:p>
        </text:list-item>
        <text:list-item>
          <text:p text:style-name="P18">Lincosamidas: Repara el daño del virus protista y de hongos.</text:p>
        </text:list-item>
      </text:list>
      <text:p text:style-name="P5"/>
      <text:p text:style-name="P9">Abstracción:</text:p>
      <text:list text:style-name="L3">
        <text:list-item>
          <text:p text:style-name="P21">Reutilizaré los siguientes comportamientos:</text:p>
        </text:list-item>
        <text:list-item>
          <text:p text:style-name="P21">Movimientos: La forma en que se van a desplazar tanto Virus como Medicinas.</text:p>
        </text:list-item>
        <text:list-item>
          <text:p text:style-name="P21">Redimensionamiento: Es el cambio del tamaño cuando se colisiona con la célula.</text:p>
        </text:list-item>
        <text:list-item>
          <text:p text:style-name="P21">Colorización: Es el cambio de color cuando se colisiona con la célula.</text:p>
        </text:list-item>
      </text:list>
      <text:p text:style-name="P5"/>
      <text:p text:style-name="P9">Encapsulación:</text:p>
      <text:list text:style-name="L4">
        <text:list-item>
          <text:p text:style-name="P22">Limitar el nombre del jugador utilizando utilizando un campo de respaldo. <text:span text:style-name="T10">[OK]</text:span></text:p>
        </text:list-item>
        <text:list-item>
          <text:p text:style-name="P23">Limitar el rango de dificultad. <text:span text:style-name="T10">[OK]</text:span></text:p>
        </text:list-item>
      </text:list>
      <text:p text:style-name="P5"/>
      <text:p text:style-name="P6"><text:span text:style-name="T4">Polimorfísmo:</text:span> <text:span text:style-name="T3">Los virus </text:span><text:span text:style-name="T6">y medicinas </text:span><text:span text:style-name="T3">tendrán distintos </text:span><text:span text:style-name="T6">efectos en el jugador</text:span><text:span text:style-name="T5">.</text:span></text:p>
      <text:list text:style-name="L5">
        <text:list-item>
          <text:p text:style-name="P16">VIRUS:</text:p>
          <text:list>
            <text:list-item>
              <text:p text:style-name="P20">Virus de Bacterias: Pueden aumentar el tamaño del jugador.</text:p>
            </text:list-item>
            <text:list-item>
              <text:p text:style-name="P20">Virus de Hongos: Puede cambiar el color del jugador a rojo.</text:p>
            </text:list-item>
          </text:list>
        </text:list-item>
        <text:list-item>
          <text:p text:style-name="P16">MEDICINAS:</text:p>
          <text:list>
            <text:list-item>
              <text:p text:style-name="P20"><text:soft-page-break/>Aminoglucósidos: Reduce el tamaño del jugador a un estado normal.</text:p>
            </text:list-item>
            <text:list-item>
              <text:p text:style-name="P19">Betalactámicos: <text:span text:style-name="T5">Cambia el color del jugador a un estado normal.</text:span></text:p>
            </text:list-item>
          </text:list>
        </text:list-item>
      </text:list>
      <text:p text:style-name="P6"/>
      <text:p text:style-name="P6"/>
      <text:h text:style-name="Heading_20_2" text:outline-level="2">Lista de Tareas:</text:h>
      <text:list text:style-name="L6">
        <text:list-item>
          <text:p text:style-name="P24">Crear Escenas:</text:p>
          <text:list>
            <text:list-item>
              <text:p text:style-name="P25">Menu</text:p>
            </text:list-item>
            <text:list-item>
              <text:p text:style-name="P25">Principal</text:p>
            </text:list-item>
          </text:list>
        </text:list-item>
        <text:list-item>
          <text:p text:style-name="P24">Crear Scripts:</text:p>
          <text:list>
            <text:list-item>
              <text:p text:style-name="P25">Enemigos</text:p>
            </text:list-item>
            <text:list-item>
              <text:p text:style-name="P25">Medicinas</text:p>
            </text:list-item>
            <text:list-item>
              <text:p text:style-name="P25">Célula</text:p>
            </text:list-item>
            <text:list-item>
              <text:p text:style-name="P25">Efectos</text:p>
            </text:list-item>
          </text:list>
        </text:list-item>
      </text:list>
      <text:p text:style-name="P10"/>
      <text:h text:style-name="Heading_20_2" text:outline-level="2">L<text:span text:style-name="T9">a Aplicación</text:span></text:h>
      <text:p text:style-name="Text_20_body"/>
      <text:p text:style-name="P10">El proyecto constará de 2 escenas:</text:p>
      <text:list text:style-name="L7">
        <text:list-item>
          <text:p text:style-name="P26">Menú, que contendrá el nivel de dificultad <text:span text:style-name="T7">y la elección del nombre de la célula.</text:span></text:p>
        </text:list-item>
        <text:list-item>
          <text:p text:style-name="P27">Principal, será una escenario estático donde los virus y medicinas caerán desde arriba.</text:p>
        </text:list-item>
      </text:list>
      <text:p text:style-name="P11"><text:span text:style-name="T8"/></text:p>
      <text:p text:style-name="P12"><draw:custom-shape text:anchor-type="paragraph" draw:z-index="0" draw:name="Forma 1" draw:style-name="gr3" draw:text-style-name="P31" svg:width="0.451cm" svg:height="1.655cm" svg:x="1.965cm" svg:y="3.83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" draw:name="Forma 2" draw:style-name="gr4" draw:text-style-name="P34" svg:width="2.95cm" svg:height="1.588cm" svg:x="0.788cm" svg:y="5.75cm"><text:p text:style-name="P32"><text:s/>Menu</text:p><draw:enhanced-geometry svg:viewBox="0 0 21600 21600" draw:type="rectangle" draw:enhanced-path="M 0 0 L 21600 0 21600 21600 0 21600 0 0 Z N"/></draw:custom-shape><draw:custom-shape text:anchor-type="paragraph" draw:z-index="2" draw:name="Forma 3" draw:style-name="gr6" draw:text-style-name="P31" svg:width="1.736cm" svg:height="0.345cm" svg:x="4.237cm" svg:y="6.188cm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Forma 5" draw:style-name="gr5" draw:text-style-name="P31" svg:width="1.65cm" svg:height="0.327cm" svg:x="4.219cm" svg:y="6.697cm"><text:p/>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Forma 6" draw:style-name="gr4" draw:text-style-name="P33" svg:width="2.95cm" svg:height="1.588cm" svg:x="6.318cm" svg:y="5.736cm"><text:p text:style-name="P32">Principal</text:p><draw:enhanced-geometry svg:viewBox="0 0 21600 21600" draw:type="rectangle" draw:enhanced-path="M 0 0 L 21600 0 21600 21600 0 21600 0 0 Z N"/></draw:custom-shape><draw:custom-shape text:anchor-type="paragraph" draw:z-index="5" draw:name="Forma 7" draw:style-name="gr3" draw:text-style-name="P31" svg:width="0.451cm" svg:height="1.655cm" svg:x="1.965cm" svg:y="7.57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6" draw:name="Línea horizontal 1" draw:style-name="gr2" draw:text-style-name="P30" svg:x1="0.945cm" svg:y1="9.813cm" svg:x2="3.564cm" svg:y2="9.813cm"><text:p/></draw:line><draw:frame text:anchor-type="paragraph" draw:z-index="7" draw:name="Marco de texto 1" draw:style-name="gr1" draw:text-style-name="P29" svg:width="3.982cm" svg:height="0.593cm" svg:x="2.626cm" svg:y="4.297cm"><draw:text-box><text:p>Ejecutar Aplicación</text:p></draw:text-box></draw:frame><draw:frame text:anchor-type="paragraph" draw:z-index="8" draw:name="Marco de texto 2" draw:style-name="gr1" draw:text-style-name="P29" svg:width="3.982cm" svg:height="0.593cm" svg:x="2.626cm" svg:y="8.042cm"><draw:text-box><text:p>Salir de Aplicación</text:p></draw:text-box></draw:frame><text:span text:style-name="T8">Interacción del Usuario</text:span></text:p>
      <text:p text:style-name="P28">El usuario ejecutará la aplicación y automáticamente se cargará la escena del menú, escribirá el nombre de la célula que desee que comprenda 8 caracteres y luego seleccionará la dificultad. Presionará Inicio y transicionará a la escena principal. El juego finaliza cuando la célula alcance un nivel máximo en cualquiera de sus cualidades.</text:p>
      <text:p text:style-name="P12"><text:span text:style-name="T8"/></text:p>
      <text:p text:style-name="P12"><text:span text:style-name="T8"/></text:p>
      <text:p text:style-name="P12"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0T12:42:43.836000000</meta:creation-date>
    <dc:date>2024-03-31T19:50:28.777000000</dc:date>
    <meta:editing-duration>PT6H54M</meta:editing-duration>
    <meta:editing-cycles>7</meta:editing-cycles>
    <meta:generator>LibreOffice/24.2.1.2$Windows_X86_64 LibreOffice_project/db4def46b0453cc22e2d0305797cf981b68ef5ac</meta:generator>
    <meta:document-statistic meta:table-count="0" meta:image-count="0" meta:object-count="0" meta:page-count="2" meta:paragraph-count="49" meta:word-count="495" meta:character-count="2891" meta:non-whitespace-character-count="2478"/>
  </office:meta>
</office:document-meta>
</file>